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2a3a2" officeooo:paragraph-rsid="0012a3a2"/>
    </style:style>
    <style:style style:name="P2" style:family="paragraph" style:parent-style-name="Standard">
      <style:text-properties officeooo:rsid="001d4f34" officeooo:paragraph-rsid="001d4f34"/>
    </style:style>
    <style:style style:name="P3" style:family="paragraph" style:parent-style-name="Standard" style:list-style-name="L5">
      <style:text-properties officeooo:rsid="0012a3a2" officeooo:paragraph-rsid="0012a3a2"/>
    </style:style>
    <style:style style:name="P4" style:family="paragraph" style:parent-style-name="Standard" style:list-style-name="L5">
      <style:text-properties officeooo:rsid="0012a3a2" officeooo:paragraph-rsid="00155879"/>
    </style:style>
    <style:style style:name="P5" style:family="paragraph" style:parent-style-name="Standard" style:list-style-name="L5">
      <style:text-properties officeooo:rsid="00155879" officeooo:paragraph-rsid="00155879"/>
    </style:style>
    <style:style style:name="P6" style:family="paragraph" style:parent-style-name="Standard" style:list-style-name="L5">
      <style:text-properties officeooo:rsid="001d4f34" officeooo:paragraph-rsid="001d4f34"/>
    </style:style>
    <style:style style:name="P7" style:family="paragraph" style:parent-style-name="Standard" style:list-style-name="L5">
      <style:text-properties officeooo:rsid="0024ddf7" officeooo:paragraph-rsid="0024ddf7"/>
    </style:style>
    <style:style style:name="P8" style:family="paragraph" style:parent-style-name="Standard" style:list-style-name="L5">
      <style:text-properties officeooo:paragraph-rsid="0012a3a2"/>
    </style:style>
    <style:style style:name="P9" style:family="paragraph" style:parent-style-name="Text_20_body" style:list-style-name="L1">
      <style:text-properties officeooo:rsid="0012a3a2" officeooo:paragraph-rsid="0012a3a2"/>
    </style:style>
    <style:style style:name="P10" style:family="paragraph" style:parent-style-name="Text_20_body" style:list-style-name="L1">
      <style:text-properties officeooo:rsid="0012a3a2" officeooo:paragraph-rsid="00239d47"/>
    </style:style>
    <style:style style:name="P11" style:family="paragraph" style:parent-style-name="Text_20_body" style:list-style-name="L1">
      <style:text-properties fo:font-weight="bold" officeooo:rsid="0023aea1" officeooo:paragraph-rsid="0023aea1" style:font-weight-asian="bold" style:font-weight-complex="bold"/>
    </style:style>
    <style:style style:name="P12" style:family="paragraph" style:parent-style-name="Text_20_body" style:list-style-name="L3">
      <style:text-properties officeooo:rsid="0026b729" officeooo:paragraph-rsid="0026b729"/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</style:style>
    <style:style style:name="T1" style:family="text">
      <style:text-properties officeooo:rsid="0012a3a2"/>
    </style:style>
    <style:style style:name="T2" style:family="text">
      <style:text-properties officeooo:rsid="00155879"/>
    </style:style>
    <style:style style:name="T3" style:family="text">
      <style:text-properties officeooo:rsid="001d4f34"/>
    </style:style>
    <style:style style:name="T4" style:family="text">
      <style:text-properties officeooo:rsid="001fcab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39d47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h text:style-name="Heading_20_1" text:outline-level="1">Contenu de l’archive</text:h>
      <text:list xml:id="list2608057276886700009" text:style-name="L1">
        <text:list-item>
          <text:p text:style-name="P9"><text:span text:style-name="T5">BlarrePicavetSempic.zip</text:span> : Le projet Netbean de <text:span text:style-name="T4">l’application</text:span></text:p>
        </text:list-item>
        <text:list-item>
          <text:p text:style-name="P9"><text:span text:style-name="T5">images.zip</text:span> : les fichiers images du projet</text:p>
        </text:list-item>
        <text:list-item>
          <text:p text:style-name="P9"><text:span text:style-name="T5">sempic_data.nq.gz</text:span> : les données à importer dans Fuseki</text:p>
        </text:list-item>
        <text:list-item>
          <text:p text:style-name="P10"><text:span text:style-name="T5">data.sql</text:span> : les données à insérer dans la base de données JavaDB <text:span text:style-name="T6">(L’archive BlarrePicavetSempic.zip contient aussi un repertoire « newsempic » qui est la DB Java, il est possible de la lier directement)</text:span></text:p>
        </text:list-item>
        <text:list-item>
          <text:p text:style-name="P11">sempic.ttl <text:span text:style-name="T7">Le fichier de configuration Fuseki</text:span></text:p>
        </text:list-item>
      </text:list>
      <text:h text:style-name="Heading_20_1" text:outline-level="1">Guide de déploiement de l’application</text:h>
      <text:h text:style-name="Heading_20_2" text:outline-level="2">Si vous ne souhaitez pas importer de données</text:h>
      <text:list xml:id="list8960009694741036510" text:style-name="L3">
        <text:list-item>
          <text:p text:style-name="P12">Importer l’archive du projet dans Netbeans</text:p>
        </text:list-item>
        <text:list-item>
          <text:p text:style-name="P12">Dans Netbeans, ouvrir le fichier WebPages→WEB-INF→web.xml, puis changer les valeurs des paramètres : upload.location, imgFolder et thumbFolder avec le chemin du répertoire dans lequel vous avez exporté les images.</text:p>
        </text:list-item>
        <text:list-item>
          <text:p text:style-name="P12">Placer sempic.ttl dans le repertoire « configuration » de Fuseki</text:p>
        </text:list-item>
        <text:list-item>
          <text:p text:style-name="P12">Lancer Fuseki</text:p>
        </text:list-item>
        <text:list-item>
          <text:p text:style-name="P12">De retour dans Netbeans :</text:p>
        </text:list-item>
        <text:list-item>
          <text:p text:style-name="P12">Ouvrer le fichier persistence.xml and modifier la Validation Strategy à « Drop &amp; Create »</text:p>
        </text:list-item>
        <text:list-item>
          <text:p text:style-name="P12">lancer un « Clean + Build » sur le projet puis une runL’application devrait démarrer et une page s’ouvrir dans votre navigateur.</text:p>
        </text:list-item>
        <text:list-item>
          <text:p text:style-name="P12">Si le navigateur ne s’ouvre pas, aller à l’url : http://localhost:8080/BlarrePicavetSempic/</text:p>
        </text:list-item>
        <text:list-item>
          <text:p text:style-name="P12">Si vous obtenez une 404, vérifier que Glassfish et Fuseki sont bien en marche</text:p>
        </text:list-item>
        <text:list-item>
          <text:p text:style-name="P12">Si vous obtenez une autre erreur, vérifier que la DB a bien été créée.</text:p>
        </text:list-item>
      </text:list>
      <text:h text:style-name="Heading_20_2" text:outline-level="2">Si vous souhaitez importer les données</text:h>
      <text:list xml:id="list30528221052638848" text:style-name="L5">
        <text:list-header>
          <text:p text:style-name="P3"/>
        </text:list-header>
        <text:list-item>
          <text:p text:style-name="P3">Exporter l’archive « images.zip » dans un répertoire de votre choix</text:p>
        </text:list-item>
        <text:list-item>
          <text:p text:style-name="P3">Importer l’archive du projet dans Netbeans</text:p>
        </text:list-item>
        <text:list-item>
          <text:p text:style-name="P3">Dans Netbeans, ouvrir le fichier WebPages→WEB-INF→web.xml, puis changer les valeurs des paramètres : upload.location, imgFolder et thumbFolder avec le chemin du répertoire dans lequel vous avez exporté les images.</text:p>
        </text:list-item>
        <text:list-item>
          <text:p text:style-name="P7"><text:soft-page-break/>Placer <text:span text:style-name="T5">sempic.ttl </text:span><text:span text:style-name="T7">dans le repertoire « configuration » de Fuseki</text:span></text:p>
        </text:list-item>
        <text:list-item>
          <text:p text:style-name="P8"><text:span text:style-name="T1">Lancer Fuseki, aller sur l’administration des datasets, (</text:span><text:a xlink:type="simple" xlink:href="http://localhost:3030/manage.html" text:style-name="Internet_20_link" text:visited-style-name="Visited_20_Internet_20_Link"><text:span text:style-name="T1">http://localhost:3030/manage.html</text:span></text:a><text:span text:style-name="T1">) puis importer le fichier </text:span><text:bookmark-start text:name="__DdeLink__0_254641084"/><text:span text:style-name="T1">sempic_data.nq.gz</text:span><text:bookmark-end text:name="__DdeLink__0_254641084"/></text:p>
        </text:list-item>
        <text:list-item>
          <text:p text:style-name="P3">De retour dans Netbeans, lancer un « Clean + Build » sur le projet</text:p>
        </text:list-item>
        <text:list-item>
          <text:p text:style-name="P3">Aller dans l’onglet « Services » et vérifier que la base de données « newsempic » a bien été créée.</text:p>
        </text:list-item>
        <text:list-item>
          <text:p text:style-name="P3">Faire un click droit sur le lien « jdbc:derby://localhost….. » et séléctionner « Execute Command ». Copier coller le contenu SQL du fichier « data.sql » puis lancer l’execution</text:p>
        </text:list-item>
        <text:list-item>
          <text:p text:style-name="P3">Lancer un « Run » sur le projet</text:p>
        </text:list-item>
        <text:list-item>
          <text:p text:style-name="P4">L’application devrait démarrer et une page s’ouvrir dans votre navigateur.</text:p>
        </text:list-item>
        <text:list-item>
          <text:p text:style-name="P4"><text:span text:style-name="T2">Si le navigateur ne s’ouvre pas, aller à l’url : </text:span><text:a xlink:type="simple" xlink:href="http://localhost:8080/BlarrePicavetSempic/" text:style-name="Internet_20_link" text:visited-style-name="Visited_20_Internet_20_Link"><text:span text:style-name="T2">http://localhost:8080/BlarrePicavetSempic/</text:span></text:a></text:p>
        </text:list-item>
        <text:list-item>
          <text:p text:style-name="P5">Si vous obtenez une 404, vérifier que Glassfish <text:span text:style-name="T3">et Fuseki sont </text:span>bien en <text:span text:style-name="T3">marche</text:span></text:p>
        </text:list-item>
        <text:list-item>
          <text:p text:style-name="P6">Si vous obtenez une autre erreur, vérifier que la DB a bien été créée.</text:p>
        </text:list-item>
      </text:list>
      <text:p text:style-name="P1"/>
      <text:p text:style-name="P1"/>
      <text:p text:style-name="P1"><text:span text:style-name="T3">Vous pouvez vous créer un compte utilisateur ou bien utiliser le compte </text:span>administrateur <text:span text:style-name="T3">suivant : </text:span></text:p>
      <text:p text:style-name="P2"><text:span text:style-name="T5">email </text:span>: <text:a xlink:type="simple" xlink:href="mailto:admin@admin.com" text:style-name="Internet_20_link" text:visited-style-name="Visited_20_Internet_20_Link">admin@admin.com</text:a></text:p>
      <text:p text:style-name="P2"><text:span text:style-name="T5">mdp </text:span>: admin</text:p>
      <text:p text:style-name="P2"/>
      <text:h text:style-name="P13" text:outline-level="1"/>
      <text:h text:style-name="P14" text:outline-level="1">Ontologi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18:41.958963224</meta:creation-date>
    <dc:date>2018-01-19T18:37:49.548638370</dc:date>
    <meta:editing-duration>PT1H3M40S</meta:editing-duration>
    <meta:editing-cycles>10</meta:editing-cycles>
    <meta:generator>LibreOffice/5.2.7.2$Linux_X86_64 LibreOffice_project/20m0$Build-2</meta:generator>
    <meta:document-statistic meta:table-count="0" meta:image-count="0" meta:object-count="0" meta:page-count="3" meta:paragraph-count="37" meta:word-count="451" meta:character-count="2726" meta:non-whitespace-character-count="2339"/>
  </office:meta>
</office:document-meta>
</file>